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anomal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BS([.F2])" office:value-type="string" office:string-value="" calcext:value-type="error">
            <text:p>#WERT!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0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5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8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9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2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1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0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0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2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9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3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4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0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2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3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2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6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3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1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1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7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4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3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5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5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9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9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8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9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5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2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2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1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5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8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4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9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1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5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3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3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0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9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4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5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2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6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87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5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4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8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6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6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0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8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4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8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0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6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2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2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8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1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8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0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8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5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5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5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0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3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6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9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7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2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5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5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1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5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6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3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5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9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4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2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2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7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9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88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4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8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2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4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4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75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5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5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0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7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8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9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4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0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3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2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8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1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8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8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6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8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8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3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1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6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4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3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8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53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9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3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1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5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2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7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6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2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7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2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4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8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4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6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9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90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9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3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3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6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54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0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6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5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6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6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5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5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8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6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7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1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4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9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9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6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5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4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3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1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0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4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3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06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5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4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3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7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2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6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4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5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0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6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1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6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4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3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1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5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1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1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0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2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7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4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1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1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1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4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8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3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86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4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0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0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66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2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4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4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0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9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7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2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8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2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9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8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8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0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2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14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0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3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1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0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8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5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0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4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6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3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4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4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0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74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8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2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8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4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88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6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0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0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6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98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3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2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3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5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4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0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6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2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03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9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6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7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9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40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7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4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07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3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1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4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24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8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9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3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9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6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09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1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6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78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1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2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42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3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7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46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3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97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5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8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6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4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5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99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3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9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2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6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1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8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5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5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6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59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15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1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5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37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3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18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5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29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98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48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0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39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65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8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8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0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3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8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37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8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44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37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5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56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0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3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7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0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2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6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15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53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73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7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6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42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0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9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2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18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7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5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979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6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43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33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2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9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47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57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4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0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3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9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2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0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6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8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47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3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97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0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4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0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28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7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54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7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7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5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845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78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39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8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7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9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1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0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2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6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0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95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15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4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04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30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1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1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8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54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55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2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01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29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3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59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85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3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03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4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19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0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78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6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8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3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94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6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38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5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66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6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8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943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17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87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35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2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30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0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95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8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4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6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06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4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5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7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6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8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84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77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37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4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3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6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5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7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5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79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6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43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96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16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2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8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2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8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9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3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27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0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1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14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86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8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66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2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2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1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8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1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0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16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1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1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0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88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8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8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8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35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0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3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6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776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9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3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92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78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0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68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46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6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4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91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35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3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1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25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09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3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54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1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073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34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3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78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3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8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28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00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16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9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99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08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5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95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96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2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45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1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56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80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64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38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70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57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50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36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2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38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60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02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24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07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47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5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05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2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0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7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4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12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89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197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23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78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37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9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1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186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17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5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87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48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2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8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1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6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4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9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07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5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69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176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3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9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87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30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8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3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86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19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98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5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4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50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4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19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10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5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5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24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20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155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03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49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28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3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6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39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9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7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86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1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47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4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868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35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0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9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7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28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13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6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68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8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77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6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99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48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60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40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89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39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47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9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82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23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9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4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94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4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5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6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09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22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52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7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8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40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17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8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1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0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7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0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08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06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0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18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08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19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69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0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85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48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73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5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5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09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30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0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99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6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55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08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08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3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06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7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6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89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20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0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6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45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2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9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15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09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97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90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8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35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19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90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41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2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66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7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67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8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67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43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93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7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9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38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67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25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2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9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77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47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9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6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01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33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59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03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13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2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33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84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17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10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67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2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02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64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91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37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07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7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49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27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2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9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40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29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16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32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8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32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67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05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6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93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00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27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5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14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18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10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84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85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46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0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10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7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1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77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7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653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3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48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3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8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89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43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2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5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85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46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2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80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33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4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09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40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6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37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197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54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51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35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5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67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33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84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48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750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1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1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0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07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09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73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18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7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0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8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4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9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95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15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40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59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42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96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8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1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68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17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76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29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7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6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38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4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3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6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44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09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43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2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84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99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40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94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4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4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6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1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00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77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39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46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89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03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07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53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20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25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19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07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2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75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36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5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05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53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62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31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23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05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2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8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16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2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69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91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41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78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53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9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24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90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69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22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28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07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0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31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70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57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61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68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3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51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59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73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78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22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94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69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80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403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89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4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88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16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56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32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05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37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04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0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81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63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9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02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48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15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91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98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45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5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67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76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36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53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3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06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2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00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56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27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88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54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37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50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16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36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01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82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22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55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92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85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58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82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72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86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16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00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73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89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0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40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66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40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81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25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82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5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4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6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23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55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02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49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2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33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95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66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99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7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24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36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66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96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06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53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15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41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68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77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63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97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72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70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99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31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17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4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44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05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12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80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31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74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11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1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54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02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64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46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31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16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16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24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74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48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31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25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38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9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30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56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36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91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32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25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65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73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06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3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7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39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21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92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35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4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76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47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83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745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70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66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29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86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24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89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75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32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18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91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4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45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35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75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54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6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90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71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51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80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12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60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30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13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53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71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85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48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28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87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92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09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04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45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38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7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8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82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19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38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6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73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28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2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40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48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67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35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89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41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40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36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00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84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47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54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76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97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21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5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08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14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26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55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66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57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51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55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39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17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7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75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80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07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56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94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06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7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07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58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35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85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31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52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9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7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34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58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93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27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34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75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04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3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55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49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60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05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88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39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76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4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75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15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32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59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36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29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9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92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0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39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5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89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86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83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65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27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78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57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07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62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5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52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88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45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13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29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55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79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18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08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65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39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3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22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96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37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25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65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0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44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35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90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6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28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11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35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17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69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4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18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02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6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9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73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85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30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9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36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34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65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55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68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51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26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98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65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40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19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85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62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38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101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89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66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3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07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94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49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82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39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68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29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86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74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63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77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13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24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86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20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32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17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18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77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75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08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03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06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90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23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60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77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37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75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37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69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95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7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44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74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57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33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74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17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55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2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63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40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53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93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09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13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27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8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59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3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52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84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31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16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87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41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55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82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29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44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73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38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41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33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61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04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79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87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45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12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82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27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0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45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81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75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77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08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21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14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02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66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7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1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1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78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77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62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86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08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39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83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46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17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33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23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7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04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44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26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64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19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20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74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69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06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69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28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78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12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88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45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38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11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30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41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37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48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55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097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34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85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06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6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46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23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21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91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79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23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92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55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69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68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44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35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59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60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04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5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16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88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95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96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61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1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29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24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99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99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45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50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5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7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09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93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78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06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31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00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19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57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59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05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2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45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08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12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08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49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59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26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66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9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46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83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80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5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0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81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54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74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44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14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31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39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13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98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48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41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78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56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73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77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01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25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7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5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37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89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59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61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85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94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86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49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90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26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49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15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25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94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37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06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55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28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50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49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34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16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858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96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28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26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6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9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06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79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91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96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56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17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161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45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04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09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10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41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75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1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55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42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9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91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78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27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22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73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32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87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66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99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90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53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54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77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24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92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6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33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767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5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64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49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74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82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12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11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83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53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65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56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52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9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84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70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75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16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48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74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65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41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78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24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59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14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43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07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3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07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44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18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8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74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60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99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53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70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87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99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88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67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96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08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39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069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054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92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86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70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4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08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2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56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86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65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56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30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66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50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9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01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55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36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09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39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16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68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86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68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65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31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82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34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98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55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7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53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66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05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7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13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18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11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28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23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05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03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48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80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792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77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88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8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30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91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16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11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10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54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3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40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98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81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51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46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37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31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19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01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89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15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01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71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34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60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70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6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96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37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54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82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51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10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68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36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2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74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67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42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06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4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135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20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27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98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22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01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92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6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1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99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38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89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75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4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84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29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38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89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36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57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559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28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73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20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97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10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45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05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53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89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99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95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29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86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67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5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93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5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52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57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08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92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72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92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81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09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0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21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96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34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87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20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19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85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28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11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8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649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15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8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756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69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99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45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05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50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23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18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81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49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43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26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24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61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69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60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66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76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47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47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56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84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9688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17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35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99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44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34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25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50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3115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84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01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019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25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45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85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5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28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837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51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18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6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50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65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57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8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20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12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626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984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8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19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67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069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509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844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95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62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75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33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47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42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71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77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85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34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53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72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55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9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13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49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852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18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25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91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92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25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78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90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428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7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04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08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81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73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29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89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28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87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37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89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65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90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41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35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44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79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42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90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09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84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72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62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1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41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39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71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79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14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81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83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81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84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39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16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95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02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99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05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43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48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70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68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24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16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45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06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36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97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95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98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13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03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1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16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84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40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22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1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43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33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07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86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96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43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45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46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74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93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00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16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00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63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39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98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49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74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27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46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19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773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7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18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57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06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48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54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908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81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5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82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33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8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36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81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9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47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09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06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46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31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8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98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67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77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62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1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5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29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2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31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51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0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4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7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68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1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2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9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95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1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2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8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0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7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5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4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15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16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2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7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22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75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12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16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01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70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624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60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067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179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23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09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87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06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911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5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46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50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43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5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021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48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7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77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99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0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60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350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871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853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67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8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0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28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97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69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54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102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0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71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20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012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319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86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31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91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60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17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26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61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61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29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15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30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7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26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519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366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06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9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137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6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77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74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665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47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13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66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89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999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37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96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67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25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34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97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779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89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80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55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93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879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60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45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72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52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3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577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198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11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26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97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79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015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50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294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50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765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52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80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8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82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942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6043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58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24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70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13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70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840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1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41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92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29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21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52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33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56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04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79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99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49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78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45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7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254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98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45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58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34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49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44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25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32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40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6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70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922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59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074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91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45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8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0189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79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72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20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71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86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43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968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919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47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138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349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80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745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34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40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21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213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60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39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804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91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43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75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91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407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23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28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583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27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47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313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91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62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739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045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37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43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007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97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77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059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29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37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956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12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00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067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557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171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75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81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31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78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66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269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87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75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80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40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70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54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55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55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1714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4287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058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37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41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881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992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209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34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366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316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66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62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5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342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06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5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63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10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90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892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63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188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64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558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20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54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264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11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45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21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766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519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634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11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29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69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067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6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6179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33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672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23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67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61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46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72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80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70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47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097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314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47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6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69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0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769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083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31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37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43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12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762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177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0289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3307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37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38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88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936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26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28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745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74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51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96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572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608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48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73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66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695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01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03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145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339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04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321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55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128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62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01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02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751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02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28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1332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76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328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07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67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477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4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32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85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059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158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647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229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65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85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40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58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7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25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269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09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599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06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1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367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77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29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66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22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66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536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63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83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156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94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40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212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61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625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53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81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787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637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91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57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46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052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394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434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598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936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07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73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35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4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89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6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25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936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10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968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7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97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81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037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727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75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52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401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599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759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92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06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927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366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81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89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888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053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051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648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788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8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265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82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841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446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708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398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9929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787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475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14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80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928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66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61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469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71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167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83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6254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85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74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95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20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148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727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724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636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0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08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70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0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567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059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508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55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499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2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13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20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566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727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6692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61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558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376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90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71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55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29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31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79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4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555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69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116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7879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662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43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65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108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7146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0356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016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29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07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62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848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59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239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81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086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618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58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64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671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79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5085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572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008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0975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987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36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0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034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536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5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58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528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14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556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14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9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335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87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36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88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767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6382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27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50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73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0999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99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14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59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618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32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29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386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031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61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2482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346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53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12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494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517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84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04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427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64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469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4237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7853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75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60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828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02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412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44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207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095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1415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637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866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735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642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65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585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356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948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051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92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68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38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808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33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693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13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87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717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96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14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2844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887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1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085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61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61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21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38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28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953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897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21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37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896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566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755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7378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049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1603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556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908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32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28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84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10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02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681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84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6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77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40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858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4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4269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568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74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14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811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81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007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92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54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005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83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358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1.0000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8065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572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40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054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39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85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410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44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017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671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435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99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758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73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83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87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787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24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989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989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698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287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90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925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37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05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718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585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158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68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293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328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539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17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59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827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2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919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498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666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12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106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465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399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90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88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519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666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944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573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5142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68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26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20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28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26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7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815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228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84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9812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0625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9997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118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3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66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759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597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530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64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865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539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12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802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09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862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79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02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56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783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586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77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666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272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93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072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91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72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54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824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458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44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51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12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42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14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469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351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776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957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817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76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43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028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92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08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337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857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19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6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77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98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015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29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18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03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2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626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556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58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496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444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093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822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44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936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89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63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769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188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478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106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9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10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07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648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458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507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735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252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519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387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47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782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718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136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66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435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5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169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714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27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047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609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3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182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942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204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53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45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76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849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579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305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9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238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929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2591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2209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9998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2465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75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70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31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50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34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81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149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408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476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231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27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639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204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82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56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51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46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397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199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519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637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079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196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69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69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67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4651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848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18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116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00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724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6208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897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22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80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506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28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41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524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22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48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529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20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07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31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9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357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79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609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6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20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039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9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69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97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97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63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16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278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4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629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937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78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81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06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956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38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261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971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4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784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8259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899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394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2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839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86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011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898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619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798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929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93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708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10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23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304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79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1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59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577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156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31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00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25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39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372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571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191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01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319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54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63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81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155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7478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6524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93579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8097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597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729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41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55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486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984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65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948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65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674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85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84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938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63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77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35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4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762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479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509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52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52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824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474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919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95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87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85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31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017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29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469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41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54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274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328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822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26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336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94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111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94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689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20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718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049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037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08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1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15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017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501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6451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11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289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0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573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044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77927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908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47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90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25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253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343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2156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2173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93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36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42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327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411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293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87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948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329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068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40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353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32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422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913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255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1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12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03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114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2539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356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586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3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074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768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20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009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72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836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1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65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552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16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893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44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66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50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126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80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95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50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26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19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4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316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724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301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10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951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696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14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90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744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777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82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71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043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36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277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972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246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7956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413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024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6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37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288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14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002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569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34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53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488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729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601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35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44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107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92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321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989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004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571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88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8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22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515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12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838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11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614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956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203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182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302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40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048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77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63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59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39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502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305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06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47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01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96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818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93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31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418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507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939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388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82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74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491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096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106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68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99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432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44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73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121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42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398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389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608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631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0373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851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892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239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765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43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726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98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984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06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074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808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63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537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882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63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512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617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637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72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312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3052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167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7507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552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75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569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25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096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561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432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97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337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808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39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14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789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554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6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546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610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214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821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932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586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32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60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206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46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454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201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16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751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146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704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29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97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169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5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088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739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15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96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056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138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21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802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958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46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93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024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553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94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347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281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268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6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6804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504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766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049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38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43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17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45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08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88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56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24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616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47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33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17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596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341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970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268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779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896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088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059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39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76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129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702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31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333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536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728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759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027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99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893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933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65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262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44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77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467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413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78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839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38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94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578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05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8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89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48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5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468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049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978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045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783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00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38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534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561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402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35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62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419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162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92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54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62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659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192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746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934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382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394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0088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197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10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2846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50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169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34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056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089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416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536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91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984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743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94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6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311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229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6956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20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605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018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177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75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799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398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542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851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897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626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97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78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5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829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26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142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362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987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612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148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201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38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193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208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154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0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15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584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5933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8188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87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892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40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338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73267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7004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814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967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533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96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54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687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55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472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21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13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966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764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685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4908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453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722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31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1228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679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383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736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95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583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32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3477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4028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040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8837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33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896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358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029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9829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261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676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937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242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6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88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59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285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6142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704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192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912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82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540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8623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767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68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67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054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46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007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86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104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984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059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00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554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903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3713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184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86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817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4891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14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181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62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29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94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512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7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158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856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620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46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6436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150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913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329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984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56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824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302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986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556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8798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81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263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8116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8657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4916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597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021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31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397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4538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416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1588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899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416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169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21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440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051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846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757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8903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972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6282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4737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7731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7510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3654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181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175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418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355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162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898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263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380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728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228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45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713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302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902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9841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3369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2844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714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14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635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74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281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01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276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531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477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9373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454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83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21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48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892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556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161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426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05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09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680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988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645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43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329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793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53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439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96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47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867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033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60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5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270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530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454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2885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571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0302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193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942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304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07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550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772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450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228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3626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0427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87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3897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2030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001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989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1348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996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13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235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543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0641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65924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9558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279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183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3687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383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878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798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074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8438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3791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499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80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5341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246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2481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291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626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120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731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8964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512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756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9272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861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0409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141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733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26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274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9048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4191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31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213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1291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6631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2846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34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743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334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5927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9919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12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662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503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4085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9192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62628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51041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330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1996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4988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1537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9786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132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4288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524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674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1409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5424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0681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7460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07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53110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4392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545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30618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7155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23557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8784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11993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4416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281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1310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0987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955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5498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7646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34509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26761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7679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10916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0.0691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.01248</text:p>
          </table:table-cell>
        </table:table-row>
        <table:table-row table:style-name="ro1" table:number-rows-repeated="10449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*10000" table:base-cell-address="$dataset.$B$2" table:cell-range-address="$dataset.$B$2:.$B$360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7:08:29.311755569</dc:date>
    <meta:editing-duration>PT54M30S</meta:editing-duration>
    <meta:editing-cycles>3</meta:editing-cycles>
    <meta:generator>LibreOffice/7.3.7.2$Linux_X86_64 LibreOffice_project/30$Build-2</meta:generator>
    <meta:document-statistic meta:table-count="1" meta:cell-count="10804" meta:object-count="0"/>
  </office:meta>
</office:document-meta>
</file>